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b0a" officeooo:paragraph-rsid="001aeb0a"/>
    </style:style>
    <style:style style:name="P2" style:family="paragraph" style:parent-style-name="Standard">
      <style:text-properties officeooo:rsid="001b7624" officeooo:paragraph-rsid="001b7624"/>
    </style:style>
    <style:style style:name="T1" style:family="text">
      <style:text-properties officeooo:rsid="001b0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 descubierto que en la siguiente web:</text:p>
      <text:p text:style-name="P1"/>
      <text:p text:style-name="P1"><text:a xlink:type="simple" xlink:href="http://www.aemet.es/xml/provincias/20171203_Provincias_6908.xml" text:style-name="Internet_20_link" text:visited-style-name="Visited_20_Internet_20_Link">http://www.aemet.es/xml/provincias/20171203_Provincias_6908.xml</text:a></text:p>
      <text:p text:style-name="P1"/>
      <text:p text:style-name="P1"/>
      <text:p text:style-name="P1">Nos da un XML con el tiempo de la zona de Barcelona.</text:p>
      <text:p text:style-name="P1"/>
      <text:p text:style-name="P1">Si cambiamos el valor de la fecha e.g.:</text:p>
      <text:p text:style-name="P1"/>
      <text:p text:style-name="P1"><text:a xlink:type="simple" xlink:href="http://www.aemet.es/xml/provincias/20171212_Provincias_6908.xml" text:style-name="Internet_20_link" text:visited-style-name="Visited_20_Internet_20_Link">http://www.aemet.es/xml/provincias/20171212_Provincias_6908.xml</text:a></text:p>
      <text:p text:style-name="P1"/>
      <text:p text:style-name="P1">Nos da el XML de ese día.</text:p>
      <text:p text:style-name="P1"/>
      <text:p text:style-name="P1">Nótese que cuando el fichero no existe, la pagina web nos <text:span text:style-name="T1">devuelve un html en vez de un XML (habrá que ver cómo detectar esto)</text:span></text:p>
      <text:p text:style-name="P1"/>
      <text:p text:style-name="P2">Por ejemplo: si existe variable X entonces es el XML, sino, pues no lo es y lanzamos mensaje de error o algo parec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9:53:19.540111371</meta:creation-date>
    <dc:date>2017-12-12T19:55:46.957247049</dc:date>
    <meta:editing-duration>PT2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4" meta:character-count="525" meta:non-whitespace-character-count="449"/>
  </office:meta>
</office:document-meta>
</file>